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ampler.saveConnectionCookies( HttpURLConnection conn , URL u , CookieManager cookie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ampler.getResponseHeaders( HttpURLConnection co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Sampler.setPostHeaders( URL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.sample( URL url , String method , boolean areFollowingRedirect , int frameDepth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HTTPSampler.sendPutData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.disconnect( HttpURLConnection con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Sampler.readResponse( HttpURLConnection conn , SampleResult r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TTPSampler.sendPostData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ampler.setConnectionHeaders( HttpURLConnection conn , URL u , HeaderManager headerManager , CacheManager cacheMan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Sampler.setConnectionAuthorization( HttpURLConnection conn , URL u , AuthManager auth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Sampler.setPutHeaders( URLConnection co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ampler.getConnectionHeaders( HttpURLConnection co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TPSampler.HTTP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ampler.setConnectionCookie( HttpURLConnection conn , URL u , CookieManager cookie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Sampler.setupConnection( URL u , String method , HTTPSampleResult r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